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8080" draw:textarea-horizontal-align="justify" draw:textarea-vertical-align="middle" draw:auto-grow-height="false" fo:min-height="1.274cm" fo:min-width="3.842cm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.75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94cm" fo:min-width="2.584cm"/>
    </style:style>
    <style:style style:name="gr4" style:family="graphic" style:parent-style-name="standard">
      <style:graphic-properties draw:stroke="dash" draw:stroke-dash="Fine_20_Dashed" svg:stroke-width="0.102cm" draw:marker-start-width="0.352cm" draw:marker-end-width="0.352cm" draw:textarea-horizontal-align="justify" draw:textarea-vertical-align="middle" draw:auto-grow-height="false" fo:min-height="1.549cm" fo:min-width="1.356cm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Fine_20_Dashed" svg:stroke-width="0.102cm" svg:stroke-color="#00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3cm" fo:min-width="3.2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81cm"/>
    </style:style>
    <style:style style:name="gr8" style:family="graphic" style:parent-style-name="standard">
      <style:graphic-properties draw:fill="none" draw:fill-color="#ffffcc" draw:textarea-horizontal-align="justify" draw:textarea-vertical-align="middle" draw:auto-grow-height="false" fo:min-height="1.097cm" fo:min-width="2.404cm"/>
    </style:style>
    <style:style style:name="gr9" style:family="graphic" style:parent-style-name="standard">
      <style:graphic-properties draw:fill="none" draw:fill-color="#ffffcc" draw:textarea-horizontal-align="justify" draw:textarea-vertical-align="middle" draw:auto-grow-height="false" fo:min-height="1.097cm" fo:min-width="3.043cm"/>
    </style:style>
    <style:style style:name="gr10" style:family="graphic" style:parent-style-name="standard">
      <style:graphic-properties draw:fill="none" draw:fill-color="#ffffcc" draw:textarea-horizontal-align="justify" draw:textarea-vertical-align="middle" draw:auto-grow-height="false" fo:min-height="1.097cm" fo:min-width="2.01cm"/>
    </style:style>
    <style:style style:name="gr11" style:family="graphic" style:parent-style-name="standard">
      <style:graphic-properties draw:fill="none" draw:fill-color="#ffffcc" draw:textarea-horizontal-align="justify" draw:textarea-vertical-align="middle" draw:auto-grow-height="false" fo:min-height="1.097cm" fo:min-width="1.633cm"/>
    </style:style>
    <style:style style:name="gr12" style:family="graphic" style:parent-style-name="standard">
      <style:graphic-properties draw:fill="solid" draw:fill-color="#ffcc99" draw:textarea-horizontal-align="justify" draw:textarea-vertical-align="middle" draw:auto-grow-height="false" fo:min-height="2.499cm" fo:min-width="14.689cm" draw:shadow="visible" draw:shadow-offset-x="0.305cm" draw:shadow-offset-y="0.305cm"/>
    </style:style>
    <style:style style:name="gr13" style:family="graphic" style:parent-style-name="standard">
      <style:graphic-properties draw:fill="solid" draw:fill-color="#ffcc99" draw:textarea-horizontal-align="justify" draw:textarea-vertical-align="middle" draw:auto-grow-height="false" fo:min-height="1.151cm" fo:min-width="2.868cm" draw:shadow="hidden" draw:shadow-offset-x="0.305cm" draw:shadow-offset-y="0.305cm"/>
    </style:style>
    <style:style style:name="gr14" style:family="graphic" style:parent-style-name="standard">
      <style:graphic-properties draw:fill="solid" draw:fill-color="#ffcc99" draw:textarea-horizontal-align="justify" draw:textarea-vertical-align="middle" draw:auto-grow-height="false" fo:min-height="1.148cm" fo:min-width="2.664cm" draw:shadow="hidden" draw:shadow-offset-x="0.305cm" draw:shadow-offset-y="0.305cm"/>
    </style:style>
    <style:style style:name="gr15" style:family="graphic" style:parent-style-name="standard">
      <style:graphic-properties draw:fill="solid" draw:fill-color="#ffcc99" draw:textarea-horizontal-align="justify" draw:textarea-vertical-align="middle" draw:auto-grow-height="false" fo:min-height="1.151cm" fo:min-width="2.772cm" draw:shadow="hidden" draw:shadow-offset-x="0.305cm" draw:shadow-offset-y="0.305cm"/>
    </style:style>
    <style:style style:name="gr16" style:family="graphic" style:parent-style-name="standard">
      <style:graphic-properties draw:fill="solid" draw:fill-color="#ffcc99" draw:textarea-horizontal-align="justify" draw:textarea-vertical-align="middle" draw:auto-grow-height="false" fo:min-height="1.151cm" fo:min-width="2.177cm" draw:shadow="hidden" draw:shadow-offset-x="0.305cm" draw:shadow-offset-y="0.305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22cm" fo:min-width="14.246cm" draw:shadow="hidden" draw:shadow-offset-x="0.31cm" draw:shadow-offset-y="0.31cm"/>
    </style:style>
    <style:style style:name="gr18" style:family="graphic" style:parent-style-name="standard">
      <style:graphic-properties draw:fill="solid" draw:fill-color="#ffcc99" draw:textarea-horizontal-align="justify" draw:textarea-vertical-align="middle" draw:auto-grow-height="false" fo:min-height="1.151cm" fo:min-width="1.026cm" draw:shadow="hidden" draw:shadow-offset-x="0.305cm" draw:shadow-offset-y="0.305cm"/>
    </style:style>
    <style:style style:name="gr19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dash" draw:stroke-dash="Fine_20_Dashed"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02cm" svg:stroke-color="#00008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fill="solid" draw:fill-color="#ffcc99" draw:textarea-horizontal-align="center" draw:textarea-vertical-align="middle" draw:shadow="visible"/>
    </style:style>
    <style:style style:name="gr23" style:family="graphic" style:parent-style-name="standard">
      <style:graphic-properties draw:fill="solid" draw:fill-color="#ffff00" draw:textarea-horizontal-align="center" draw:textarea-vertical-align="middle"/>
    </style:style>
    <style:style style:name="gr24" style:family="graphic" style:parent-style-name="standard">
      <style:graphic-properties draw:fill="solid" draw:fill-color="#000000" draw:textarea-horizontal-align="center" draw:textarea-vertical-align="middle" draw:shadow="hidden"/>
    </style:style>
    <style:style style:name="gr25" style:family="graphic" style:parent-style-name="standard">
      <style:graphic-properties draw:fill="solid" draw:fill-color="#e6e6ff" draw:textarea-horizontal-align="center" draw:textarea-vertical-align="middle" draw:shadow="hidden"/>
    </style:style>
    <style:style style:name="gr26" style:family="graphic" style:parent-style-name="standard">
      <style:graphic-properties draw:fill="solid" draw:fill-color="#b3b3b3" draw:textarea-horizontal-align="center" draw:textarea-vertical-align="middle" draw:shadow="hidden"/>
    </style:style>
    <style:style style:name="gr27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28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solid" draw:stroke-dash="Line_20_Style_20_9"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3.985cm"/>
    </style:style>
    <style:style style:name="gr31" style:family="graphic" style:parent-style-name="objectwithoutfill">
      <style:graphic-properties svg:stroke-width="0.076cm" svg:stroke-color="#000000" draw:marker-start-width="0.314cm" draw:marker-end="" draw:marker-end-width="0.314cm" draw:fill="none" draw:textarea-horizontal-align="center" draw:textarea-vertical-align="middle" fo:padding-top="0.163cm" fo:padding-bottom="0.163cm" fo:padding-left="0.288cm" fo:padding-right="0.288cm"/>
    </style:style>
    <style:style style:name="P1" style:family="paragraph">
      <style:paragraph-properties fo:line-height="100%" fo:text-align="center"/>
    </style:style>
    <style:style style:name="P2" style:family="paragraph">
      <loext:graphic-properties draw:fill="solid" draw:fill-color="#ff8080"/>
      <style:paragraph-properties fo:line-height="100%" fo:text-align="center"/>
      <style:text-properties style:use-window-font-color="true" style:font-name="Arial" fo:font-size="22pt" style:font-size-asian="22pt" style:font-size-complex="22pt"/>
    </style:style>
    <style:style style:name="P3" style:family="paragraph">
      <style:paragraph-properties fo:line-height="100%"/>
    </style:style>
    <style:style style:name="P4" style:family="paragraph">
      <loext:graphic-properties draw:fill="none" draw:fill-color="#ffffff"/>
      <style:paragraph-properties fo:line-height="100%"/>
      <style:text-properties style:font-name="Arial" fo:font-size="22pt" style:font-size-asian="22pt" style:font-size-complex="22pt"/>
    </style:style>
    <style:style style:name="P5" style:family="paragraph">
      <style:paragraph-properties fo:line-height="100%" fo:text-align="center"/>
      <style:text-properties style:font-name="Arial" fo:font-size="18pt"/>
    </style:style>
    <style:style style:name="P6" style:family="paragraph">
      <style:text-properties style:font-name="Arial"/>
    </style:style>
    <style:style style:name="P7" style:family="paragraph">
      <loext:graphic-properties draw:fill="none" draw:fill-color="#ffffff"/>
      <style:paragraph-properties fo:line-height="100%"/>
      <style:text-properties style:font-name="Arial" fo:font-size="16pt" fo:font-style="italic" style:font-size-asian="16pt" style:font-style-asian="italic" style:font-size-complex="16pt" style:font-style-complex="italic"/>
    </style:style>
    <style:style style:name="P8" style:family="paragraph">
      <loext:graphic-properties draw:fill="none" draw:fill-color="#ffffff"/>
      <style:paragraph-properties fo:line-height="100%"/>
      <style:text-properties fo:color="#ff0000" style:font-name="Arial" fo:font-size="14pt" style:font-size-asian="14pt" style:font-size-complex="14pt"/>
    </style:style>
    <style:style style:name="P9" style:family="paragraph">
      <loext:graphic-properties draw:fill="none" draw:fill-color="#ffffcc"/>
      <style:paragraph-properties fo:line-height="100%" fo:text-align="center"/>
      <style:text-properties fo:color="#000000" fo:font-size="18pt"/>
    </style:style>
    <style:style style:name="P10" style:family="paragraph">
      <loext:graphic-properties draw:fill="none" draw:fill-color="#ffffcc"/>
      <style:paragraph-properties fo:line-height="100%" fo:text-align="center"/>
      <style:text-properties fo:font-size="18pt"/>
    </style:style>
    <style:style style:name="P11" style:family="paragraph">
      <loext:graphic-properties draw:fill="solid" draw:fill-color="#ffcc99"/>
      <style:paragraph-properties fo:text-align="center"/>
      <style:text-properties style:font-name="Arial"/>
    </style:style>
    <style:style style:name="P12" style:family="paragraph">
      <loext:graphic-properties draw:fill="solid" draw:fill-color="#ffcc99"/>
      <style:paragraph-properties fo:line-height="100%" fo:text-align="center"/>
      <style:text-properties style:font-name="Arial"/>
    </style:style>
    <style:style style:name="P13" style:family="paragraph">
      <loext:graphic-properties draw:fill="none" draw:fill-color="#ffffff"/>
      <style:paragraph-properties fo:line-height="100%"/>
      <style:text-properties fo:font-weight="bold" style:font-weight-asian="bold" style:font-weight-complex="bold"/>
    </style:style>
    <style:style style:name="P14" style:family="paragraph">
      <loext:graphic-properties draw:fill="none" draw:fill-color="#ffffcc"/>
      <style:paragraph-properties fo:line-height="100%" fo:text-align="center"/>
      <style:text-properties fo:font-size="22pt" style:font-size-asian="22pt" style:font-size-complex="22pt"/>
    </style:style>
    <style:style style:name="P15" style:family="paragraph">
      <loext:graphic-properties draw:fill="solid" draw:fill-color="#ffcc99"/>
      <style:paragraph-properties fo:text-align="center"/>
    </style:style>
    <style:style style:name="P16" style:family="paragraph">
      <loext:graphic-properties draw:fill="solid" draw:fill-color="#ffff00"/>
      <style:paragraph-properties fo:text-align="center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loext:graphic-properties draw:fill="solid" draw:fill-color="#e6e6ff"/>
      <style:paragraph-properties fo:text-align="center"/>
    </style:style>
    <style:style style:name="P19" style:family="paragraph">
      <loext:graphic-properties draw:fill="solid" draw:fill-color="#b3b3b3"/>
      <style:paragraph-properties fo:text-align="center"/>
    </style:style>
    <style:style style:name="P20" style:family="paragraph">
      <loext:graphic-properties draw:fill="solid" draw:fill-color="#ffffcc"/>
      <style:paragraph-properties fo:text-align="center"/>
      <style:text-properties style:font-name="Arial1"/>
    </style:style>
    <style:style style:name="P21" style:family="paragraph">
      <loext:graphic-properties draw:fill="none" draw:fill-color="#ffffff"/>
      <style:paragraph-properties fo:line-height="100%"/>
      <style:text-properties fo:font-size="16pt" fo:font-style="italic" style:font-size-asian="16pt" style:font-style-asian="italic" style:font-size-complex="16pt" style:font-style-complex="italic"/>
    </style:style>
    <style:style style:name="P22" style:family="paragraph">
      <loext:graphic-properties draw:fill="none"/>
    </style:style>
    <style:style style:name="T1" style:family="text">
      <style:text-properties style:use-window-font-color="true" style:font-name="Arial" fo:font-size="22pt" style:font-size-asian="22pt" style:font-size-complex="22pt"/>
    </style:style>
    <style:style style:name="T2" style:family="text">
      <style:text-properties style:font-name="Arial" fo:font-size="22pt" style:font-size-asian="22pt" style:font-size-complex="22pt"/>
    </style:style>
    <style:style style:name="T3" style:family="text">
      <style:text-properties style:font-name="Arial" fo:font-size="18pt"/>
    </style:style>
    <style:style style:name="T4" style:family="text">
      <style:text-properties style:font-name="Arial" fo:font-size="16pt" fo:font-style="italic" style:font-size-asian="16pt" style:font-style-asian="italic" style:font-size-complex="16pt" style:font-style-complex="italic"/>
    </style:style>
    <style:style style:name="T5" style:family="text">
      <style:text-properties fo:color="#ff0000" style:font-name="Arial" fo:font-size="14pt" style:font-size-asian="14pt" style:font-size-complex="14pt"/>
    </style:style>
    <style:style style:name="T6" style:family="text">
      <style:text-properties fo:color="#000000" fo:font-size="18pt"/>
    </style:style>
    <style:style style:name="T7" style:family="text">
      <style:text-properties fo:font-size="18pt"/>
    </style:style>
    <style:style style:name="T8" style:family="text">
      <style:text-properties style:font-name="Arial"/>
    </style:style>
    <style:style style:name="T9" style:family="text">
      <style:text-properties fo:color="#0000ff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xml:id="id2" draw:id="id2" draw:layer="layout" svg:width="4.342cm" svg:height="1.524cm" svg:x="6.514cm" svg:y="1.652cm">
            <text:p text:style-name="P1"><text:span text:style-name="T1">ECHAM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4" draw:id="id4" draw:layer="layout" svg:width="4.342cm" svg:height="1.524cm" svg:x="14.412cm" svg:y="1.652cm">
            <draw:glue-point draw:id="4" svg:x="-2.492cm" svg:y="4.997cm"/>
            <draw:glue-point draw:id="5" svg:x="2.464cm" svg:y="4.997cm"/>
            <text:p text:style-name="P1"><text:span text:style-name="T1">COSMO</text:span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3.266cm" svg:height="1.987cm" svg:x="20.266cm" svg:y="1.361cm">
            <draw:text-box>
              <text:p text:style-name="P3"><text:span text:style-name="T2">“</text:span><text:span text:style-name="T2">base</text:span></text:p>
              <text:p text:style-name="P3"><text:span text:style-name="T2">models”</text:span></text:p>
            </draw:text-box>
          </draw:frame>
          <draw:frame draw:style-name="gr3" draw:text-style-name="P4" draw:layer="layout" svg:width="3.084cm" svg:height="3.044cm" svg:x="20.182cm" svg:y="11.317cm">
            <draw:text-box>
              <text:p text:style-name="P3"><text:span text:style-name="T2">MESSy</text:span></text:p>
              <text:p text:style-name="P3"><text:span text:style-name="T2">sub-</text:span></text:p>
              <text:p text:style-name="P3"><text:span text:style-name="T2">models</text:span></text:p>
            </draw:text-box>
          </draw:frame>
          <draw:custom-shape draw:style-name="gr4" draw:text-style-name="P5" xml:id="id1" draw:id="id1" draw:layer="layout" svg:width="2.766cm" svg:height="2.685cm" svg:x="1.1cm" svg:y="1.076cm">
            <text:p text:style-name="P1"><text:span text:style-name="T3">ECMW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6" draw:layer="layout" svg:x1="3.866cm" svg:y1="2.419cm" svg:x2="6.514cm" svg:y2="2.414cm" draw:start-shape="id1" draw:start-glue-point="10" draw:end-shape="id2" draw:end-glue-point="3" svg:d="M3866 2419h1350v-5h1298" svg:viewBox="0 0 2649 6">
            <text:p/>
          </draw:connector>
          <draw:frame draw:style-name="gr6" draw:text-style-name="P7" draw:layer="layout" svg:width="3.773cm" svg:height="1.103cm" svg:x="3.766cm" svg:y="1.361cm">
            <draw:text-box>
              <text:p text:style-name="P3"><text:span text:style-name="T4">“</text:span><text:span text:style-name="T4">nudging”</text:span></text:p>
            </draw:text-box>
          </draw:frame>
          <draw:frame draw:style-name="gr7" draw:text-style-name="P8" draw:layer="layout" svg:width="3.481cm" svg:height="0.806cm" svg:x="3.785cm" svg:y="2.555cm">
            <draw:text-box>
              <text:p text:style-name="P3"><text:span text:style-name="T5">(optional !)</text:span></text:p>
            </draw:text-box>
          </draw:frame>
          <draw:custom-shape draw:style-name="gr8" draw:text-style-name="P9" xml:id="id16" draw:id="id16" draw:layer="layout" svg:width="2.904cm" svg:height="1.347cm" svg:x="6.282cm" svg:y="13.153cm">
            <text:p text:style-name="P1"><text:span text:style-name="T6">LNOX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0" xml:id="id14" draw:id="id14" draw:layer="layout" svg:width="3.543cm" svg:height="1.347cm" svg:x="2.546cm" svg:y="13.153cm">
            <text:p text:style-name="P1"><text:span text:style-name="T7">CONVEC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0" xml:id="id10" draw:id="id10" draw:layer="layout" svg:width="2.51cm" svg:height="1.347cm" svg:x="12.681cm" svg:y="13.153cm">
            <text:p text:style-name="P1"><text:span text:style-name="T7">MECC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0" xml:id="id8" draw:id="id8" draw:layer="layout" svg:width="2.133cm" svg:height="1.347cm" svg:x="15.481cm" svg:y="13.153cm">
            <text:p text:style-name="P1"><text:span text:style-name="T7">JVAL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0" xml:id="id6" draw:id="id6" draw:layer="layout" svg:width="2.133cm" svg:height="1.347cm" svg:x="17.781cm" svg:y="13.153cm">
            <text:p text:style-name="P1"><text:span text:style-name="T7">...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xml:id="id12" draw:id="id12" draw:layer="layout" svg:width="2.904cm" svg:height="1.347cm" svg:x="9.482cm" svg:y="13.153cm">
            <text:p text:style-name="P1"><text:span text:style-name="T7">OFFEMIS</text:span></text:p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11" draw:layer="layout" svg:width="15.189cm" svg:height="2.749cm" svg:x="4.077cm" svg:y="6.142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2" draw:layer="layout" svg:width="3.368cm" svg:height="1.401cm" svg:x="4.393cm" svg:y="7.217cm">
              <text:p text:style-name="P1"><text:span text:style-name="T8">CHANNEL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3.164cm" svg:height="1.398cm" svg:x="14.153cm" svg:y="7.217cm">
              <text:p text:style-name="P1"><text:span text:style-name="T8">IMPORT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2" draw:layer="layout" svg:width="3.272cm" svg:height="1.401cm" svg:x="7.915cm" svg:y="7.217cm">
              <text:p text:style-name="P1"><text:span text:style-name="T8">TRACER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2" draw:layer="layout" svg:width="2.677cm" svg:height="1.401cm" svg:x="11.336cm" svg:y="7.217cm">
              <text:p text:style-name="P1"><text:span text:style-name="T8">TIMER</text:span></text:p>
              <draw:enhanced-geometry svg:viewBox="0 0 21600 21600" draw:type="rectangle" draw:enhanced-path="M 0 0 L 21600 0 21600 21600 0 21600 0 0 Z N"/>
            </draw:custom-shape>
            <draw:frame draw:style-name="gr17" draw:text-style-name="P13" draw:layer="layout" svg:width="14.849cm" svg:height="1.072cm" svg:x="4.184cm" svg:y="6.097cm">
              <draw:text-box>
                <text:p text:style-name="P3"><text:span text:style-name="T9">M</text:span><text:span text:style-name="T10">odular </text:span><text:span text:style-name="T9">E</text:span><text:span text:style-name="T10">arth </text:span><text:span text:style-name="T9">S</text:span><text:span text:style-name="T10">ubmodel </text:span><text:span text:style-name="T9">Sy</text:span><text:span text:style-name="T10">stem Infrastructure</text:span></text:p>
              </draw:text-box>
            </draw:frame>
            <draw:custom-shape draw:style-name="gr18" draw:text-style-name="P12" draw:layer="layout" svg:width="1.526cm" svg:height="1.401cm" svg:x="17.527cm" svg:y="7.217cm">
              <text:p text:style-name="P1"><text:span text:style-name="T8">...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14" xml:id="id3" draw:id="id3" draw:layer="layout" svg:width="2.133cm" svg:height="1.347cm" svg:x="11.772cm" svg:y="3.937cm">
            <text:p text:style-name="P1"><text:span text:style-name="T11">MMD</text:span></text:p>
            <draw:enhanced-geometry svg:viewBox="0 0 21600 21600" draw:type="rectangle" draw:enhanced-path="M 0 0 L 21600 0 21600 21600 0 21600 0 0 Z N"/>
          </draw:custom-shape>
          <draw:connector draw:style-name="gr19" draw:layer="layout" svg:x1="8.685cm" svg:y1="3.176cm" svg:x2="11.772cm" svg:y2="4.61cm" draw:start-shape="id2" draw:start-glue-point="2" draw:end-shape="id3" draw:end-glue-point="3" svg:d="M8685 3176v1434h3087" svg:viewBox="0 0 3088 1435">
            <text:p/>
          </draw:connector>
          <draw:connector draw:style-name="gr19" draw:layer="layout" svg:x1="13.905cm" svg:y1="4.61cm" svg:x2="15.501cm" svg:y2="3.175cm" draw:start-shape="id3" draw:start-glue-point="1" draw:end-shape="id4" draw:end-glue-point="4" svg:d="M13905 4610h1596v-1435" svg:viewBox="0 0 1597 1436">
            <text:p/>
          </draw:connector>
          <draw:connector draw:style-name="gr20" draw:layer="layout" svg:x1="14.412cm" svg:y1="2.414cm" svg:x2="12.838cm" svg:y2="3.937cm" draw:start-shape="id4" draw:start-glue-point="3" draw:end-shape="id3" draw:end-glue-point="0" svg:d="M14412 2414h-1574v1523" svg:viewBox="0 0 1575 1524">
            <text:p/>
          </draw:connector>
          <draw:connector draw:style-name="gr20" draw:layer="layout" svg:x1="13.905cm" svg:y1="4.61cm" svg:x2="17.652cm" svg:y2="3.175cm" draw:start-shape="id3" draw:start-glue-point="1" draw:end-shape="id4" draw:end-glue-point="5" svg:d="M13905 4610h3747v-1435" svg:viewBox="0 0 3748 1436">
            <text:p/>
          </draw:connector>
          <draw:line draw:style-name="gr21" draw:layer="layout" svg:x1="6.736cm" svg:y1="3.06cm" svg:x2="6.736cm" svg:y2="6.226cm">
            <text:p/>
          </draw:line>
          <draw:g>
            <draw:rect draw:style-name="gr22" draw:text-style-name="P15" draw:layer="layout" svg:width="15.189cm" svg:height="1.207cm" svg:x="4.077cm" svg:y="8.823cm">
              <text:p/>
            </draw:rect>
            <draw:ellipse draw:style-name="gr23" draw:text-style-name="P16" draw:layer="layout" svg:width="1.079cm" svg:height="0.87cm" svg:x="5.673cm" svg:y="9.021cm">
              <text:p/>
            </draw:ellipse>
            <draw:ellipse draw:style-name="gr24" draw:text-style-name="P17" draw:layer="layout" svg:width="0.21cm" svg:height="0.253cm" svg:x="5.838cm" svg:y="9.359cm">
              <text:p/>
            </draw:ellipse>
            <draw:ellipse draw:style-name="gr24" draw:text-style-name="P17" draw:layer="layout" svg:width="0.209cm" svg:height="0.253cm" svg:x="6.251cm" svg:y="9.359cm">
              <text:p/>
            </draw:ellipse>
            <draw:rect draw:style-name="gr25" draw:text-style-name="P18" draw:layer="layout" svg:width="0.418cm" svg:height="0.814cm" svg:x="5.084cm" svg:y="9.048cm">
              <text:p/>
            </draw:rect>
            <draw:rect draw:style-name="gr24" draw:text-style-name="P17" draw:layer="layout" svg:width="0.384cm" svg:height="0.141cm" svg:x="5.084cm" svg:y="9.216cm">
              <text:p/>
            </draw:rect>
            <draw:ellipse draw:style-name="gr23" draw:text-style-name="P16" draw:layer="layout" svg:width="1.076cm" svg:height="0.87cm" svg:x="7.735cm" svg:y="9.021cm">
              <text:p/>
            </draw:ellipse>
            <draw:ellipse draw:style-name="gr24" draw:text-style-name="P17" draw:layer="layout" svg:width="0.208cm" svg:height="0.253cm" svg:x="7.9cm" svg:y="9.359cm">
              <text:p/>
            </draw:ellipse>
            <draw:ellipse draw:style-name="gr24" draw:text-style-name="P17" draw:layer="layout" svg:width="0.21cm" svg:height="0.253cm" svg:x="8.311cm" svg:y="9.359cm">
              <text:p/>
            </draw:ellipse>
            <draw:rect draw:style-name="gr25" draw:text-style-name="P18" draw:layer="layout" svg:width="0.419cm" svg:height="0.814cm" svg:x="7.144cm" svg:y="9.048cm">
              <text:p/>
            </draw:rect>
            <draw:rect draw:style-name="gr24" draw:text-style-name="P17" draw:layer="layout" svg:width="0.383cm" svg:height="0.14cm" svg:x="7.144cm" svg:y="9.494cm">
              <text:p/>
            </draw:rect>
            <draw:ellipse draw:style-name="gr23" draw:text-style-name="P16" draw:layer="layout" svg:width="1.079cm" svg:height="0.87cm" svg:x="9.725cm" svg:y="9.021cm">
              <text:p/>
            </draw:ellipse>
            <draw:ellipse draw:style-name="gr24" draw:text-style-name="P17" draw:layer="layout" svg:width="0.209cm" svg:height="0.253cm" svg:x="9.89cm" svg:y="9.359cm">
              <text:p/>
            </draw:ellipse>
            <draw:ellipse draw:style-name="gr24" draw:text-style-name="P17" draw:layer="layout" svg:width="0.208cm" svg:height="0.253cm" svg:x="10.302cm" svg:y="9.359cm">
              <text:p/>
            </draw:ellipse>
            <draw:rect draw:style-name="gr25" draw:text-style-name="P18" draw:layer="layout" svg:width="0.417cm" svg:height="0.814cm" svg:x="9.135cm" svg:y="9.048cm">
              <text:p/>
            </draw:rect>
            <draw:rect draw:style-name="gr24" draw:text-style-name="P17" draw:layer="layout" svg:width="0.381cm" svg:height="0.14cm" svg:x="9.135cm" svg:y="9.549cm">
              <text:p/>
            </draw:rect>
            <draw:ellipse draw:style-name="gr23" draw:text-style-name="P16" draw:layer="layout" svg:width="1.076cm" svg:height="0.87cm" svg:x="11.855cm" svg:y="9.021cm">
              <text:p/>
            </draw:ellipse>
            <draw:ellipse draw:style-name="gr24" draw:text-style-name="P17" draw:layer="layout" svg:width="0.209cm" svg:height="0.253cm" svg:x="12.017cm" svg:y="9.359cm">
              <text:p/>
            </draw:ellipse>
            <draw:ellipse draw:style-name="gr24" draw:text-style-name="P17" draw:layer="layout" svg:width="0.21cm" svg:height="0.253cm" svg:x="12.428cm" svg:y="9.359cm">
              <text:p/>
            </draw:ellipse>
            <draw:rect draw:style-name="gr25" draw:text-style-name="P18" draw:layer="layout" svg:width="0.417cm" svg:height="0.814cm" svg:x="11.264cm" svg:y="9.048cm">
              <text:p/>
            </draw:rect>
            <draw:rect draw:style-name="gr24" draw:text-style-name="P17" draw:layer="layout" svg:width="0.381cm" svg:height="0.141cm" svg:x="11.264cm" svg:y="9.216cm">
              <text:p/>
            </draw:rect>
            <draw:ellipse draw:style-name="gr23" draw:text-style-name="P16" draw:layer="layout" svg:width="1.078cm" svg:height="0.87cm" svg:x="13.845cm" svg:y="9.021cm">
              <text:p/>
            </draw:ellipse>
            <draw:ellipse draw:style-name="gr24" draw:text-style-name="P17" draw:layer="layout" svg:width="0.209cm" svg:height="0.253cm" svg:x="14.009cm" svg:y="9.359cm">
              <text:p/>
            </draw:ellipse>
            <draw:ellipse draw:style-name="gr24" draw:text-style-name="P17" draw:layer="layout" svg:width="0.21cm" svg:height="0.253cm" svg:x="14.42cm" svg:y="9.359cm">
              <text:p/>
            </draw:ellipse>
            <draw:rect draw:style-name="gr25" draw:text-style-name="P18" draw:layer="layout" svg:width="0.417cm" svg:height="0.814cm" svg:x="13.255cm" svg:y="9.048cm">
              <text:p/>
            </draw:rect>
            <draw:rect draw:style-name="gr24" draw:text-style-name="P17" draw:layer="layout" svg:width="0.382cm" svg:height="0.141cm" svg:x="13.255cm" svg:y="9.216cm">
              <text:p/>
            </draw:rect>
            <draw:ellipse draw:style-name="gr23" draw:text-style-name="P16" draw:layer="layout" svg:width="1.077cm" svg:height="0.87cm" svg:x="15.836cm" svg:y="9.021cm">
              <text:p/>
            </draw:ellipse>
            <draw:ellipse draw:style-name="gr24" draw:text-style-name="P17" draw:layer="layout" svg:width="0.207cm" svg:height="0.253cm" svg:x="16.001cm" svg:y="9.359cm">
              <text:p/>
            </draw:ellipse>
            <draw:ellipse draw:style-name="gr24" draw:text-style-name="P17" draw:layer="layout" svg:width="0.21cm" svg:height="0.253cm" svg:x="16.411cm" svg:y="9.359cm">
              <text:p/>
            </draw:ellipse>
            <draw:rect draw:style-name="gr25" draw:text-style-name="P18" draw:layer="layout" svg:width="0.419cm" svg:height="0.814cm" svg:x="15.245cm" svg:y="9.048cm">
              <text:p/>
            </draw:rect>
            <draw:rect draw:style-name="gr24" draw:text-style-name="P17" draw:layer="layout" svg:width="0.382cm" svg:height="0.14cm" svg:x="15.245cm" svg:y="9.494cm">
              <text:p/>
            </draw:rect>
            <draw:ellipse draw:style-name="gr23" draw:text-style-name="P16" draw:layer="layout" svg:width="1.077cm" svg:height="0.87cm" svg:x="17.896cm" svg:y="9.021cm">
              <text:p/>
            </draw:ellipse>
            <draw:ellipse draw:style-name="gr24" draw:text-style-name="P17" draw:layer="layout" svg:width="0.207cm" svg:height="0.253cm" svg:x="18.061cm" svg:y="9.359cm">
              <text:p/>
            </draw:ellipse>
            <draw:ellipse draw:style-name="gr24" draw:text-style-name="P17" draw:layer="layout" svg:width="0.208cm" svg:height="0.253cm" svg:x="18.472cm" svg:y="9.359cm">
              <text:p/>
            </draw:ellipse>
            <draw:rect draw:style-name="gr25" draw:text-style-name="P18" draw:layer="layout" svg:width="0.419cm" svg:height="0.814cm" svg:x="17.305cm" svg:y="9.048cm">
              <text:p/>
            </draw:rect>
            <draw:rect draw:style-name="gr24" draw:text-style-name="P17" draw:layer="layout" svg:width="0.384cm" svg:height="0.141cm" svg:x="17.305cm" svg:y="9.216cm">
              <text:p/>
            </draw:rect>
            <draw:rect draw:style-name="gr26" draw:text-style-name="P19" draw:layer="layout" svg:width="0.416cm" svg:height="0.814cm" svg:x="4.33cm" svg:y="9.048cm">
              <text:p/>
            </draw:rect>
            <draw:rect draw:style-name="gr24" draw:text-style-name="P17" draw:layer="layout" svg:width="0.381cm" svg:height="0.141cm" svg:x="4.33cm" svg:y="9.216cm">
              <text:p/>
            </draw:rect>
          </draw:g>
          <draw:g>
            <draw:rect draw:style-name="gr27" draw:text-style-name="P20" draw:layer="layout" svg:width="0.273cm" svg:height="0.596cm" svg:x="5.843cm" svg:y="10.103cm">
              <text:p/>
            </draw:rect>
            <draw:rect draw:style-name="gr27" draw:text-style-name="P20" draw:layer="layout" svg:width="0.271cm" svg:height="0.596cm" svg:x="6.305cm" svg:y="10.103cm">
              <text:p/>
            </draw:rect>
            <draw:rect draw:style-name="gr27" draw:text-style-name="P20" draw:layer="layout" svg:width="1.038cm" svg:height="0.986cm" svg:x="5.661cm" svg:y="10.699cm">
              <text:p/>
            </draw:rect>
          </draw:g>
          <draw:g xml:id="id5" draw:id="id5">
            <draw:rect draw:style-name="gr27" draw:text-style-name="P20" draw:layer="layout" svg:width="0.273cm" svg:height="0.596cm" svg:x="18.074cm" svg:y="10.197cm">
              <text:p/>
            </draw:rect>
            <draw:rect draw:style-name="gr27" draw:text-style-name="P20" draw:layer="layout" svg:width="0.271cm" svg:height="0.596cm" svg:x="18.536cm" svg:y="10.197cm">
              <text:p/>
            </draw:rect>
            <draw:rect draw:style-name="gr27" draw:text-style-name="P20" draw:layer="layout" svg:width="1.038cm" svg:height="0.986cm" svg:x="17.892cm" svg:y="10.793cm">
              <text:p/>
            </draw:rect>
          </draw:g>
          <draw:connector draw:style-name="gr28" draw:layer="layout" draw:type="curve" svg:x1="18.411cm" svg:y1="11.779cm" svg:x2="18.847cm" svg:y2="13.153cm" draw:start-shape="id5" draw:start-glue-point="2" draw:end-shape="id6" draw:end-glue-point="0" svg:d="M18411 11779c0 1180 436 494 436 1374" svg:viewBox="0 0 437 1375">
            <text:p/>
          </draw:connector>
          <draw:g xml:id="id7" draw:id="id7">
            <draw:rect draw:style-name="gr27" draw:text-style-name="P20" draw:layer="layout" svg:width="0.273cm" svg:height="0.596cm" svg:x="15.975cm" svg:y="10.197cm">
              <text:p/>
            </draw:rect>
            <draw:rect draw:style-name="gr27" draw:text-style-name="P20" draw:layer="layout" svg:width="0.271cm" svg:height="0.596cm" svg:x="16.437cm" svg:y="10.197cm">
              <text:p/>
            </draw:rect>
            <draw:rect draw:style-name="gr27" draw:text-style-name="P20" draw:layer="layout" svg:width="1.038cm" svg:height="0.986cm" svg:x="15.793cm" svg:y="10.793cm">
              <text:p/>
            </draw:rect>
          </draw:g>
          <draw:connector draw:style-name="gr28" draw:layer="layout" draw:type="curve" svg:x1="16.312cm" svg:y1="11.779cm" svg:x2="16.547cm" svg:y2="13.153cm" draw:start-shape="id7" draw:start-glue-point="2" draw:end-shape="id8" draw:end-glue-point="0" svg:d="M16312 11779c0 1180 235 494 235 1374" svg:viewBox="0 0 236 1375">
            <text:p/>
          </draw:connector>
          <draw:g xml:id="id9" draw:id="id9">
            <draw:rect draw:style-name="gr27" draw:text-style-name="P20" draw:layer="layout" svg:width="0.273cm" svg:height="0.596cm" svg:x="13.975cm" svg:y="10.197cm">
              <text:p/>
            </draw:rect>
            <draw:rect draw:style-name="gr27" draw:text-style-name="P20" draw:layer="layout" svg:width="0.271cm" svg:height="0.596cm" svg:x="14.437cm" svg:y="10.197cm">
              <text:p/>
            </draw:rect>
            <draw:rect draw:style-name="gr27" draw:text-style-name="P20" draw:layer="layout" svg:width="1.038cm" svg:height="0.986cm" svg:x="13.793cm" svg:y="10.793cm">
              <text:p/>
            </draw:rect>
          </draw:g>
          <draw:connector draw:style-name="gr29" draw:layer="layout" draw:type="curve" svg:x1="14.312cm" svg:y1="11.779cm" svg:x2="13.936cm" svg:y2="13.153cm" draw:start-shape="id9" draw:start-glue-point="2" draw:end-shape="id10" draw:end-glue-point="0" svg:d="M14312 11779c0 1180-376 494-376 1374" svg:viewBox="0 0 377 1375">
            <text:p/>
          </draw:connector>
          <draw:g xml:id="id11" draw:id="id11">
            <draw:rect draw:style-name="gr27" draw:text-style-name="P20" draw:layer="layout" svg:width="0.273cm" svg:height="0.596cm" svg:x="11.976cm" svg:y="10.197cm">
              <text:p/>
            </draw:rect>
            <draw:rect draw:style-name="gr27" draw:text-style-name="P20" draw:layer="layout" svg:width="0.271cm" svg:height="0.596cm" svg:x="12.438cm" svg:y="10.197cm">
              <text:p/>
            </draw:rect>
            <draw:rect draw:style-name="gr27" draw:text-style-name="P20" draw:layer="layout" svg:width="1.038cm" svg:height="0.986cm" svg:x="11.794cm" svg:y="10.793cm">
              <text:p/>
            </draw:rect>
          </draw:g>
          <draw:connector draw:style-name="gr28" draw:layer="layout" draw:type="curve" svg:x1="12.313cm" svg:y1="11.779cm" svg:x2="10.934cm" svg:y2="13.153cm" draw:start-shape="id11" draw:start-glue-point="2" draw:end-shape="id12" draw:end-glue-point="0" svg:d="M12313 11779c0 1180-1379 494-1379 1374" svg:viewBox="0 0 1380 1375">
            <text:p/>
          </draw:connector>
          <draw:g xml:id="id13" draw:id="id13">
            <draw:rect draw:style-name="gr27" draw:text-style-name="P20" draw:layer="layout" svg:width="0.273cm" svg:height="0.596cm" svg:x="7.877cm" svg:y="10.197cm">
              <text:p/>
            </draw:rect>
            <draw:rect draw:style-name="gr27" draw:text-style-name="P20" draw:layer="layout" svg:width="0.271cm" svg:height="0.596cm" svg:x="8.339cm" svg:y="10.197cm">
              <text:p/>
            </draw:rect>
            <draw:rect draw:style-name="gr27" draw:text-style-name="P20" draw:layer="layout" svg:width="1.038cm" svg:height="0.986cm" svg:x="7.695cm" svg:y="10.793cm">
              <text:p/>
            </draw:rect>
          </draw:g>
          <draw:g xml:id="id15" draw:id="id15">
            <draw:rect draw:style-name="gr27" draw:text-style-name="P20" draw:layer="layout" svg:width="0.273cm" svg:height="0.596cm" svg:x="9.877cm" svg:y="10.197cm">
              <text:p/>
            </draw:rect>
            <draw:rect draw:style-name="gr27" draw:text-style-name="P20" draw:layer="layout" svg:width="0.271cm" svg:height="0.596cm" svg:x="10.339cm" svg:y="10.197cm">
              <text:p/>
            </draw:rect>
            <draw:rect draw:style-name="gr27" draw:text-style-name="P20" draw:layer="layout" svg:width="1.038cm" svg:height="0.986cm" svg:x="9.695cm" svg:y="10.793cm">
              <text:p/>
            </draw:rect>
          </draw:g>
          <draw:connector draw:style-name="gr28" draw:layer="layout" draw:type="curve" svg:x1="8.214cm" svg:y1="11.779cm" svg:x2="4.317cm" svg:y2="13.153cm" draw:start-shape="id13" draw:start-glue-point="2" draw:end-shape="id14" draw:end-glue-point="0" svg:d="M8214 11779c0 1180-3897 494-3897 1374" svg:viewBox="0 0 3898 1375">
            <text:p/>
          </draw:connector>
          <draw:connector draw:style-name="gr28" draw:layer="layout" draw:type="curve" svg:x1="10.214cm" svg:y1="11.779cm" svg:x2="7.734cm" svg:y2="13.153cm" draw:start-shape="id15" draw:start-glue-point="2" draw:end-shape="id16" draw:end-glue-point="0" svg:d="M10214 11779c0 1180-2480 494-2480 1374" svg:viewBox="0 0 2481 1375">
            <text:p/>
          </draw:connector>
          <draw:line draw:style-name="gr21" draw:layer="layout" svg:x1="18.432cm" svg:y1="3.061cm" svg:x2="18.432cm" svg:y2="6.227cm">
            <text:p/>
          </draw:line>
          <draw:frame draw:style-name="gr30" draw:text-style-name="P21" draw:layer="layout" svg:width="4.486cm" svg:height="0.967cm" svg:x="10.7cm" svg:y="3.126cm">
            <draw:text-box>
              <text:p text:style-name="P3"><text:span text:style-name="T12">on-line <text:s text:c="2"/>nesting</text:span></text:p>
            </draw:text-box>
          </draw:frame>
          <draw:path draw:style-name="gr31" draw:text-style-name="P22" draw:layer="layout" svg:width="10.698cm" svg:height="7.14cm" svg:x="1.967cm" svg:y="4.961cm" svg:viewBox="0 0 10699 7141" svg:d="M4418 6736c-1474 1068-2126-222-3402-1025-748-472-1037-723-1015-1608 17-705 35-2086 543-2576 2085-2007 4078-1496 5738-1394 1159 71 2271 766 3425 638 358-40 803-71 992-425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5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9T15:45:50.500713351</meta:creation-date>
    <dc:date>2017-01-19T15:48:16.013464523</dc:date>
    <meta:editing-duration>PT2M24S</meta:editing-duration>
    <meta:editing-cycles>2</meta:editing-cycles>
    <meta:generator>LibreOffice/5.1.3.2$Linux_X86_64 LibreOffice_project/10m0$Build-2</meta:generator>
    <meta:document-statistic meta:object-count="105"/>
  </office:meta>
</office:document-meta>
</file>